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rybe</text:p>
      <text:p text:style-name="Preformatted_20_Text"/>
      <text:p text:style-name="Preformatted_20_Text">Este repositório conta todas as atividades de aprendizagem desenvolvidas por _[Genilson Monteiro da Silva](https://www.linkedin.com/in/genilson-silva-2a3388166/)_ enquanto estudava na [Trybe](https://www.betrybe.com/) :rocket:</text:p>
      <text:p text:style-name="Preformatted_20_Text"/>
      <text:p text:style-name="Preformatted_20_Text">_"A Trybe é uma escola do futuro para qualquer pessoa que queira melhorar de vida e construir uma carreira de sucesso em tecnologia, onde a pessoa so paga quando conseguir um bom trabalho."_</text:p>
      <text:p text:style-name="Preformatted_20_Text"/>
      <text:p text:style-name="Preformatted_20_Text">O programa conta com mais de 1.500 horas de aulas presenciais e online, aborda introducao ao desenvolvimento de software, front-end, back-end, ciencia da computacao, engenharia de software, metodologias ageis e habilidades comportamentais.</text:p>
      <text:p text:style-name="Preformatted_20_Text"/>
      <text:p text:style-name="Preformatted_20_Text">## Fundamentos do Desenvolvimento Web :white_check_mark:</text:p>
      <text:p text:style-name="Preformatted_20_Text"/>
      <text:p text:style-name="Preformatted_20_Text">##### Bloco 1: Introducao - Unix &amp; Shell</text:p>
      <text:p text:style-name="Preformatted_20_Text"/>
      <text:p text:style-name="Preformatted_20_Text">- [✅] 1-3: _Unix &amp; Shell- Part 1_</text:p>
      <text:p text:style-name="Preformatted_20_Text">- [✅] 1-4: _Unix &amp; Shell- Part 2_</text:p>
      <text:p text:style-name="Preformatted_20_Text"/>
      <text:p text:style-name="Preformatted_20_Text">##### Bloco 2: Git &amp; GitHub</text:p>
      <text:p text:style-name="Preformatted_20_Text"/>
      <text:p text:style-name="Preformatted_20_Text">- [✅] 2-1: _O que é e para que serve?_</text:p>
      <text:p text:style-name="Preformatted_20_Text">- [✅] 2-2: _Entendendo os comandos_</text:p>
      <text:p text:style-name="Preformatted_20_Text">- [✅] 2-3: _Internet - Entendendo como ela funciona_</text:p>
      <text:p text:style-name="Preformatted_20_Text"/>
      <text:p text:style-name="Preformatted_20_Text">##### Bloco 3: Introducao - HTML &amp; CSS</text:p>
      <text:p text:style-name="Preformatted_20_Text"/>
      <text:p text:style-name="Preformatted_20_Text">- [✅] 3-1: _HTML &amp; CSS - Estruturas de pagina_</text:p>
      <text:p text:style-name="Preformatted_20_Text">- [✅] 3-2: _HTML &amp; CSS - Primeiros passos em CSS_</text:p>
      <text:p text:style-name="Preformatted_20_Text">- [✅] 3-3: _HTML &amp; CSS - Seletores e posicionamento_</text:p>
      <text:p text:style-name="Preformatted_20_Text">- [✅] 3-4: _HTML Semantico_</text:p>
      <text:p text:style-name="Preformatted_20_Text">- [✅] 3-5: _[Projeto - HTML &amp; CSS]()_</text:p>
      <text:p text:style-name="Preformatted_20_Text"/>
      <text:p text:style-name="Preformatted_20_Text">##### Bloco 4: Introducao - JavaScript</text:p>
      <text:p text:style-name="Preformatted_20_Text"/>
      <text:p text:style-name="Preformatted_20_Text">- [✅] 4-1: _JavaScript - Primeiros passos_</text:p>
      <text:p text:style-name="Preformatted_20_Text">- [✅] 4-2: _JavaScript - Array e loop For_</text:p>
      <text:p text:style-name="Preformatted_20_Text">- [✅] 4-3: _JavaScript - Logica de Programacao e Algoritmos_</text:p>
      <text:p text:style-name="Preformatted_20_Text">- [ ] 4-4: _JavaScript - Objetos e funcoes_</text:p>
      <text:p text:style-name="Preformatted_20_Text">- [ ] 4-5: _[Projeto - Playground Functions]()_</text:p>
      <text:p text:style-name="Preformatted_20_Text"/>
      <text:p text:style-name="Preformatted_20_Text">##### Bloco 5: Introducao - JavaScript - Projetos</text:p>
      <text:p text:style-name="Preformatted_20_Text"/>
      <text:p text:style-name="Preformatted_20_Text">- [ ] 5-1: _JavaScript - DOM e seletores_</text:p>
      <text:p text:style-name="Preformatted_20_Text">- [ ] 5-2: _JavaScript - Trabalhando com elementos_</text:p>
      <text:p text:style-name="Preformatted_20_Text">- [ ] 5-3: _JavaScript - Eventos_</text:p>
      <text:p text:style-name="Preformatted_20_Text">- [ ] 5-4: _JavaScript - Web Storage_</text:p>
      <text:p text:style-name="Preformatted_20_Text">- [ ] 5-5: _[Projeto - Meme Generator]()_</text:p>
      <text:p text:style-name="Preformatted_20_Text">- [ ] 5-6: _[Projeto - Arte com Pixels]()_</text:p>
      <text:p text:style-name="Preformatted_20_Text">- [ ] 5-7: _[Projeto - Lista de tarefas]()_</text:p>
      <text:p text:style-name="Preformatted_20_Text">- [ ] 5-7: _[Projeto - Adivinhe a Cor]()_</text:p>
      <text:p text:style-name="Preformatted_20_Text">- [ ] 5-7: _[Projeto - Carta Misteriosa]()_</text:p>
      <text:p text:style-name="Preformatted_20_Text"/>
      <text:p text:style-name="Preformatted_20_Text">##### Bloco 6: HTML &amp; CSS avancado</text:p>
      <text:p text:style-name="Preformatted_20_Text"/>
      <text:p text:style-name="Preformatted_20_Text">- [ ] 6-1: _HTML &amp; CSS - Forms_</text:p>
      <text:p text:style-name="Preformatted_20_Text">- [ ] 6-2: _Bibliotecas JavaScript e Frameworks CSS_</text:p>
      <text:p text:style-name="Preformatted_20_Text">- [ ] 6-3: _CSS Flexbox - Part 1_</text:p>
      <text:p text:style-name="Preformatted_20_Text">- [ ] 6-4: _CSS Flexbox - Part 2_</text:p>
      <text:p text:style-name="Preformatted_20_Text">- [ ] 6-5: _CSS Responsivo - Mobile First_</text:p>
      <text:p text:style-name="Preformatted_20_Text">- [ ] 6-6: _[Projeto - Pagina inicial do Facebook]()_</text:p>
      <text:p text:style-name="Preformatted_20_Text"><text:soft-page-break/></text:p>
      <text:p text:style-name="Preformatted_20_Text">##### Bloco 7: JavaScript ES6 &amp; Testes UnitÃ¡rios</text:p>
      <text:p text:style-name="Preformatted_20_Text"/>
      <text:p text:style-name="Preformatted_20_Text">- [ ] 7-1: _JavaScript ES6 - let, const, arrow functions e template literals_</text:p>
      <text:p text:style-name="Preformatted_20_Text">- [ ] 7-2: _JavaScript ES6 - Objects_</text:p>
      <text:p text:style-name="Preformatted_20_Text">- [ ] 7-3: _Testes unitarios em JavaScript_</text:p>
      <text:p text:style-name="Preformatted_20_Text">- [ ] 7-4: _[Projeto - JavaScript Testes Unitarios]()_</text:p>
      <text:p text:style-name="Preformatted_20_Text"/>
      <text:p text:style-name="Preformatted_20_Text">##### Bloco 8: JavaScript ES6</text:p>
      <text:p text:style-name="Preformatted_20_Text"/>
      <text:p text:style-name="Preformatted_20_Text">- [ ] 8-1: _JavaScript ES6 - Higher Order Functions - forEach, find, some, every, sort_</text:p>
      <text:p text:style-name="Preformatted_20_Text">- [ ] 8-2: _JavaScript ES6 - Higher Order Functions - map e filter_</text:p>
      <text:p text:style-name="Preformatted_20_Text">- [ ] 8-3: _JavaScript ES6 - Higher Order Functions - reduce_</text:p>
      <text:p text:style-name="Preformatted_20_Text">- [ ] 8-4: _JavaScript ES6 - spread operator, rest parameter, destructuring e mais_</text:p>
      <text:p text:style-name="Preformatted_20_Text">- [ ] 8-5: _[Projeto - Zoo functions]()_</text:p>
      <text:p text:style-name="Preformatted_20_Text"/>
      <text:p text:style-name="Preformatted_20_Text">##### Bloco 9: Assincronicidade &amp; Callbacks</text:p>
      <text:p text:style-name="Preformatted_20_Text"/>
      <text:p text:style-name="Preformatted_20_Text">- [ ] 9-1: _JavaScript Assincrono e Callbacks_</text:p>
      <text:p text:style-name="Preformatted_20_Text">- [ ] 9-2: _JavaScript Promises_</text:p>
      <text:p text:style-name="Preformatted_20_Text">- [ ] 9-3: _[Projeto - Carrinho de Compras]()_</text:p>
      <text:p text:style-name="Preformatted_20_Text"/>
      <text:p text:style-name="Preformatted_20_Text">##### Bloco 10: Jest</text:p>
      <text:p text:style-name="Preformatted_20_Text"/>
      <text:p text:style-name="Preformatted_20_Text">- [ ] 10-1: _Primeiros passos no Jest_</text:p>
      <text:p text:style-name="Preformatted_20_Text">- [ ] 10-2: _Jest - Testes Assincronos_</text:p>
      <text:p text:style-name="Preformatted_20_Text">- [ ] 10-3: _Jest - Simulando comportamentos_</text:p>
      <text:p text:style-name="Preformatted_20_Text">- [ ] 10-4: _[Projeto - Jest Assincrono e Mocking]()_</text:p>
      <text:p text:style-name="Preformatted_20_Text"/>
      <text:p text:style-name="Preformatted_20_Text">## Desenvolvimento Front-end :hourglass_flowing_sand:</text:p>
      <text:p text:style-name="Preformatted_20_Text"/>
      <text:p text:style-name="Preformatted_20_Text">##### Bloco 11: Introducao - React</text:p>
      <text:p text:style-name="Preformatted_20_Text"/>
      <text:p text:style-name="Preformatted_20_Text">- [ ] 11-1: _'Hello, world!' no React!_</text:p>
      <text:p text:style-name="Preformatted_20_Text">- [ ] 11-2: _Componentes React_</text:p>
      <text:p text:style-name="Preformatted_20_Text">- [ ] 11-3: _[Projeto - Movie Cards Library]()_</text:p>
      <text:p text:style-name="Preformatted_20_Text"/>
      <text:p text:style-name="Preformatted_20_Text">##### Bloco 12: React</text:p>
      <text:p text:style-name="Preformatted_20_Text"/>
      <text:p text:style-name="Preformatted_20_Text">- [ ] 12-1: _Components com estado_</text:p>
      <text:p text:style-name="Preformatted_20_Text">- [ ] 12-2: _Eventos e formularios no React_</text:p>
      <text:p text:style-name="Preformatted_20_Text">- [ ] 12-3: _[Projeto - Movie Cards Library Stateful]()_</text:p>
      <text:p text:style-name="Preformatted_20_Text"/>
      <text:p text:style-name="Preformatted_20_Text">##### Bloco 13: React</text:p>
      <text:p text:style-name="Preformatted_20_Text"/>
      <text:p text:style-name="Preformatted_20_Text">- [ ] 13-1: _Melhorando o reuso de componentes: props.children e PropTypes_</text:p>
      <text:p text:style-name="Preformatted_20_Text">- [ ] 13-2: _Ciclo de vida de componentes em React_</text:p>
      <text:p text:style-name="Preformatted_20_Text">- [ ] 13-3: _React Router_</text:p>
      <text:p text:style-name="Preformatted_20_Text">- [ ] 13-4: _[Projeto - Movie Cards Library CRUD]()_</text:p>
      <text:p text:style-name="Preformatted_20_Text"/>
      <text:p text:style-name="Preformatted_20_Text">##### Bloco 14: Metodologias ageis</text:p>
      <text:p text:style-name="Preformatted_20_Text"/>
      <text:p text:style-name="Preformatted_20_Text">- [ ] 14-1: _Metodologias ageis_</text:p>
      <text:p text:style-name="Preformatted_20_Text">- [ ] 14-2: _[Projeto - Frontend Online Store]()_</text:p>
      <text:p text:style-name="Preformatted_20_Text"/>
      <text:p text:style-name="Preformatted_20_Text">##### Bloco 15: Testes em React</text:p>
      <text:p text:style-name="Preformatted_20_Text"/>
      <text:p text:style-name="Preformatted_20_Text">- [ ] 15-1: _Testando React com a React Testing Library_</text:p>
      <text:p text:style-name="Preformatted_20_Text">- [ ] 15-2: _Testando React com a React Testing Library - Parte 2_</text:p>
      <text:p text:style-name="Preformatted_20_Text">- [ ] 15-3: _[Projeto - Testes em React]()_</text:p>
      <text:p text:style-name="Preformatted_20_Text"/>
      <text:p text:style-name="Preformatted_20_Text">##### Bloco 16: Introducao ao Redux</text:p>
      <text:p text:style-name="Preformatted_20_Text"><text:soft-page-break/></text:p>
      <text:p text:style-name="Preformatted_20_Text">- [ ] 16-1: _Introducao ao Redux_</text:p>
      <text:p text:style-name="Preformatted_20_Text">- [ ] 16-2: _React com Redux - Parte 1_</text:p>
      <text:p text:style-name="Preformatted_20_Text">- [ ] 16-3: _React com Redux - Pratica_</text:p>
      <text:p text:style-name="Preformatted_20_Text">- [ ] 16-4: _React com Redux - Parte 2_</text:p>
      <text:p text:style-name="Preformatted_20_Text">- [ ] 16-5: _Testes sincronos com React-Redux_</text:p>
      <text:p text:style-name="Preformatted_20_Text">- [ ] 16-6: _[Projeto - Tabela com filtros de dados]()_</text:p>
      <text:p text:style-name="Preformatted_20_Text"/>
      <text:p text:style-name="Preformatted_20_Text">##### Bloco 17: Projeto React</text:p>
      <text:p text:style-name="Preformatted_20_Text"/>
      <text:p text:style-name="Preformatted_20_Text">- [ ] 17-1: _[Projeto - Jogo de Trivia]()_</text:p>
      <text:p text:style-name="Preformatted_20_Text"/>
      <text:p text:style-name="Preformatted_20_Text">##### Bloco 18: React &amp; Context API</text:p>
      <text:p text:style-name="Preformatted_20_Text"/>
      <text:p text:style-name="Preformatted_20_Text">- [ ] 18-1: _Context API do React_</text:p>
      <text:p text:style-name="Preformatted_20_Text">- [ ] 18-2: _React Hooks - useState e useContext_</text:p>
      <text:p text:style-name="Preformatted_20_Text">- [ ] 18-3: _React Hooks - useEffect e Hooks customizados_</text:p>
      <text:p text:style-name="Preformatted_20_Text">- [ ] 18-4: _[Projeto - StarWars Datatable com Context API e Hooks]()_</text:p>
      <text:p text:style-name="Preformatted_20_Text"/>
      <text:p text:style-name="Preformatted_20_Text">##### Bloco 19: Projeto Final de Front-end</text:p>
      <text:p text:style-name="Preformatted_20_Text"/>
      <text:p text:style-name="Preformatted_20_Text">- [ ] 19-1: _[Projeto - App de Receitas]()_</text:p>
      <text:p text:style-name="Preformatted_20_Text"/>
      <text:p text:style-name="Preformatted_20_Text">## Desenvolvimento Back-end :hourglass_flowing_sand:</text:p>
      <text:p text:style-name="Preformatted_20_Text"/>
      <text:p text:style-name="Preformatted_20_Text">##### Bloco 20: Introducao - Bancos de dados relacionais</text:p>
      <text:p text:style-name="Preformatted_20_Text"/>
      <text:p text:style-name="Preformatted_20_Text">- [ ] 20-1: _Banco de dados SQL_</text:p>
      <text:p text:style-name="Preformatted_20_Text">- [ ] 20-2: _Encontrando dados em um banco de dados_</text:p>
      <text:p text:style-name="Preformatted_20_Text">- [ ] 20-3: _Filtrando dados de forma especifica_</text:p>
      <text:p text:style-name="Preformatted_20_Text">- [ ] 20-4: _Manipulando tabelas_</text:p>
      <text:p text:style-name="Preformatted_20_Text">- [ ] 20-5: _[Projeto - All For One]()_</text:p>
      <text:p text:style-name="Preformatted_20_Text"/>
      <text:p text:style-name="Preformatted_20_Text">##### Bloco 21: Bancos de dados relacionais</text:p>
      <text:p text:style-name="Preformatted_20_Text"/>
      <text:p text:style-name="Preformatted_20_Text">- [ ] 21-1: _Funcoes mais usadas no SQL_</text:p>
      <text:p text:style-name="Preformatted_20_Text">- [ ] 21-2: _Descomplicando JOINs e UNIONs_</text:p>
      <text:p text:style-name="Preformatted_20_Text">- [ ] 21-3: _Stored Routines &amp; Subqueries_</text:p>
      <text:p text:style-name="Preformatted_20_Text">- [ ] 21-4: _[Projeto - Vocabulary Booster]()_</text:p>
      <text:p text:style-name="Preformatted_20_Text"/>
      <text:p text:style-name="Preformatted_20_Text">##### Bloco 22: Bancos de dados relacionais</text:p>
      <text:p text:style-name="Preformatted_20_Text"/>
      <text:p text:style-name="Preformatted_20_Text">- [ ] 22-1: _Transformando ideias em um modelo de banco de dados_</text:p>
      <text:p text:style-name="Preformatted_20_Text">- [ ] 22-2: _Normalizacao, Formas Normais e Dumps_</text:p>
      <text:p text:style-name="Preformatted_20_Text">- [ ] 22-2: _Transformando ideias em um modelo de banco de dados - Parte 2_</text:p>
      <text:p text:style-name="Preformatted_20_Text">- [ ] 22-3: _[Projeto - One For All]()_</text:p>
      <text:p text:style-name="Preformatted_20_Text"/>
      <text:p text:style-name="Preformatted_20_Text">##### Bloco 23: Introducao - NoSQL</text:p>
      <text:p text:style-name="Preformatted_20_Text"/>
      <text:p text:style-name="Preformatted_20_Text">- [ ] 23-1: _MongoDB - Introducao_</text:p>
      <text:p text:style-name="Preformatted_20_Text">- [ ] 23-2: _Filter Operators_</text:p>
      <text:p text:style-name="Preformatted_20_Text">- [ ] 23-3: _[Projeto - Data Flights]()_</text:p>
      <text:p text:style-name="Preformatted_20_Text"/>
      <text:p text:style-name="Preformatted_20_Text">##### Bloco 24: Updates</text:p>
      <text:p text:style-name="Preformatted_20_Text"/>
      <text:p text:style-name="Preformatted_20_Text">- [ ] 24-1: _Updates Simples_</text:p>
      <text:p text:style-name="Preformatted_20_Text">- [ ] 24-2: _Updates Complexos - Arrays - Parte 1_</text:p>
      <text:p text:style-name="Preformatted_20_Text">- [ ] 24-3: _Updates Complexos - Arrays - Parte 2_</text:p>
      <text:p text:style-name="Preformatted_20_Text">- [ ] 24-4: _[Projeto - Commerce]()_</text:p>
      <text:p text:style-name="Preformatted_20_Text"/>
      <text:p text:style-name="Preformatted_20_Text">##### Bloco 25: Aggregation Framework</text:p>
      <text:p text:style-name="Preformatted_20_Text"/>
      <text:p text:style-name="Preformatted_20_Text">- [ ] 25-1: _Aggregation Framework - Part 1_</text:p>
      <text:p text:style-name="Preformatted_20_Text">- [ ] 25-2: _Aggregation Framework - Part 2_</text:p>
      <text:p text:style-name="Preformatted_20_Text"><text:soft-page-break/>- [ ] 25-3: _[Projeto - Aggregations]()_</text:p>
      <text:p text:style-name="Preformatted_20_Text"/>
      <text:p text:style-name="Preformatted_20_Text">##### Bloco 26: Intro - NodeJS</text:p>
      <text:p text:style-name="Preformatted_20_Text"/>
      <text:p text:style-name="Preformatted_20_Text">- [ ] 26-1: _NodeJS - Introduca_</text:p>
      <text:p text:style-name="Preformatted_20_Text">- [ ] 26-2: _NodeJS - Fluxo Assincrono_</text:p>
      <text:p text:style-name="Preformatted_20_Text">- [ ] 26-3: _NodeJS - Arquitetura_</text:p>
      <text:p text:style-name="Preformatted_20_Text">- [ ] 26-4: _[Projeto - A CLI of Ice and Fire]()_</text:p>
      <text:p text:style-name="Preformatted_20_Text"/>
      <text:p text:style-name="Preformatted_20_Text">##### Bloco 27: NodeJS</text:p>
      <text:p text:style-name="Preformatted_20_Text"/>
      <text:p text:style-name="Preformatted_20_Text">- [ ] 27-1: _Express: HTTP com Node.js_</text:p>
      <text:p text:style-name="Preformatted_20_Text">- [ ] 27-2: _Arquitetura de Software - IntroduÃ§Ã£o ao MVC_</text:p>
      <text:p text:style-name="Preformatted_20_Text">- [ ] 27-3: _[Projeto - Cookmaster]()_</text:p>
      <text:p text:style-name="Preformatted_20_Text"/>
      <text:p text:style-name="Preformatted_20_Text">##### Bloco 28: NodeJS</text:p>
      <text:p text:style-name="Preformatted_20_Text"/>
      <text:p text:style-name="Preformatted_20_Text">- [ ] 28-1: _Arquitetura de Software - Camada de ServiÃ§o_</text:p>
      <text:p text:style-name="Preformatted_20_Text">- [ ] 28-2: _Arquitetura web - Rest e Restful_</text:p>
      <text:p text:style-name="Preformatted_20_Text">- [ ] 28-3: _[Projeto - Store Manager]()_</text:p>
      <text:p text:style-name="Preformatted_20_Text"/>
      <text:p text:style-name="Preformatted_20_Text">##### Bloco 29: NodeJS</text:p>
      <text:p text:style-name="Preformatted_20_Text"/>
      <text:p text:style-name="Preformatted_20_Text">- [ ] 29-1: _NodeJS - JWT - (JSON Web Token)_</text:p>
      <text:p text:style-name="Preformatted_20_Text">- [ ] 29-2: _NodeJS - Upload de arquivos com Multer_</text:p>
      <text:p text:style-name="Preformatted_20_Text">- [ ] 29-3: _[Projeto - Cookmaster V2]()_</text:p>
      <text:p text:style-name="Preformatted_20_Text"/>
      <text:p text:style-name="Preformatted_20_Text">##### Bloco 30: Introducao - Deploy</text:p>
      <text:p text:style-name="Preformatted_20_Text"/>
      <text:p text:style-name="Preformatted_20_Text">- [ ] 30-1: _Infraestrutura - Deploy com Heroku_</text:p>
      <text:p text:style-name="Preformatted_20_Text">- [ ] 30-2: _Deploy - Gerenciadores de Processos_</text:p>
      <text:p text:style-name="Preformatted_20_Text">- [ ] 30-3: _[Projeto - Stranger Things]()_</text:p>
      <text:p text:style-name="Preformatted_20_Text"/>
      <text:p text:style-name="Preformatted_20_Text">##### Bloco 31: Projeto</text:p>
      <text:p text:style-name="Preformatted_20_Text"/>
      <text:p text:style-name="Preformatted_20_Text">- [ ] 31-1: _[Projeto - Trybeer]()_</text:p>
      <text:p text:style-name="Preformatted_20_Text"/>
      <text:p text:style-name="Preformatted_20_Text">##### Bloco 32: Arquitetura de Software</text:p>
      <text:p text:style-name="Preformatted_20_Text"/>
      <text:p text:style-name="Preformatted_20_Text">- [ ] 32-1: _Arquitetura - Principios SOLID_</text:p>
      <text:p text:style-name="Preformatted_20_Text">- [ ] 32-2: _ORM - Interface da aplicacao com o banco de dados_</text:p>
      <text:p text:style-name="Preformatted_20_Text">- [ ] 32-3: _Arquitetura de Software - DDD_</text:p>
      <text:p text:style-name="Preformatted_20_Text">- [ ] 32-4: _Boas praticas na escrita de testes_</text:p>
      <text:p text:style-name="Preformatted_20_Text">- [ ] 32-3: _[Projeto - API de Blogs]()_</text:p>
      <text:p text:style-name="Preformatted_20_Text"/>
      <text:p text:style-name="Preformatted_20_Text">##### Bloco 33: Sockets</text:p>
      <text:p text:style-name="Preformatted_20_Text"/>
      <text:p text:style-name="Preformatted_20_Text">- [ ] 30-1: _Sockets - TCP/UDP &amp; NET_</text:p>
      <text:p text:style-name="Preformatted_20_Text">- [ ] 30-2: _Sockets - Socket.io_</text:p>
      <text:p text:style-name="Preformatted_20_Text">- [ ] 30-3: _[Projeto - Webchat]()_</text:p>
      <text:p text:style-name="Preformatted_20_Text"/>
      <text:p text:style-name="Preformatted_20_Text">##### Bloco 34: Projeto</text:p>
      <text:p text:style-name="Preformatted_20_Text"/>
      <text:p text:style-name="Preformatted_20_Text">- [ ] 34-1: _[Projeto - Trybeer V2]()_</text:p>
      <text:p text:style-name="Preformatted_20_Text"/>
      <text:p text:style-name="Preformatted_20_Text">## Ciencia da Computacao :hourglass_flowing_sand:</text:p>
      <text:p text:style-name="Preformatted_20_Text"/>
      <text:p text:style-name="Preformatted_20_Text">##### Bloco 35: Introducao - Ciencia da Computacao</text:p>
      <text:p text:style-name="Preformatted_20_Text"/>
      <text:p text:style-name="Preformatted_20_Text">- [ ] 35-1: _Arquitetura de Computadores_</text:p>
      <text:p text:style-name="Preformatted_20_Text">- [ ] 35-2: _Arquitetura de redes_</text:p>
      <text:p text:style-name="Preformatted_20_Text">- [ ] 35-3: _Redes de computadores, ferramentas e seguranca_</text:p>
      <text:p text:style-name="Preformatted_20_Text">- [ ] 35-4: _[Projeto - Explorando os protocolos]()_</text:p>
      <text:p text:style-name="Preformatted_20_Text"/>
      <text:p text:style-name="Preformatted_20_Text"><text:soft-page-break/>##### Bloco 36: Python</text:p>
      <text:p text:style-name="Preformatted_20_Text"/>
      <text:p text:style-name="Preformatted_20_Text">- [ ] 35-1: _Aprendendo Python_</text:p>
      <text:p text:style-name="Preformatted_20_Text">- [ ] 35-2: _Testes e Exceções_</text:p>
      <text:p text:style-name="Preformatted_20_Text">- [ ] 35-3: _Entrada e Saiada de dados_</text:p>
      <text:p text:style-name="Preformatted_20_Text">- [ ] 36-4: _Entrada e saida de dados_</text:p>
      <text:p text:style-name="Preformatted_20_Text">- [ ] 35-5: _[Projeto - Tech news]()_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5" meta:paragraph-count="175" meta:word-count="1493" meta:character-count="7911" meta:non-whitespace-character-count="6593"/>
    <meta:generator>LibreOffice/6.4.7.2$Linux_X86_64 LibreOffice_project/40$Build-2</meta:generator>
  </office:meta>
</office:document-meta>
</file>